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 table:number-rows-repeated="104850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 style:data-style-name="N2" text:time-value="13:27:40.6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1T04:03:32.792000000</dc:date>
    <meta:editing-duration>P2DT12H16M11S</meta:editing-duration>
    <meta:editing-cycles>948</meta:editing-cycles>
    <meta:document-statistic meta:table-count="1" meta:cell-count="210" meta:object-count="0"/>
  </office:meta>
</office:document-meta>
</file>